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63ec4" officeooo:paragraph-rsid="00163ec4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fo:font-weight="bold" officeooo:rsid="00163ec4" officeooo:paragraph-rsid="00163ec4" style:font-size-asian="10.5pt" style:font-weight-asian="bold" style:font-size-complex="12pt" style:font-weight-complex="bold"/>
    </style:style>
    <style:style style:name="P3" style:family="paragraph" style:parent-style-name="Standard">
      <style:text-properties officeooo:paragraph-rsid="001856d9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size="12pt" fo:font-weight="bold" officeooo:rsid="00163ec4" officeooo:paragraph-rsid="00163ec4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size="12pt" fo:font-weight="bold" officeooo:rsid="0016cc37" officeooo:paragraph-rsid="0016cc37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size="12pt" fo:font-weight="normal" officeooo:rsid="00163ec4" officeooo:paragraph-rsid="00163ec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size="12pt" fo:font-weight="normal" officeooo:rsid="001856d9" officeooo:paragraph-rsid="001856d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2.501cm" fo:margin-right="0cm" fo:text-indent="0cm" style:auto-text-indent="false"/>
      <style:text-properties fo:font-size="12pt" fo:font-weight="normal" officeooo:rsid="00163ec4" officeooo:paragraph-rsid="00163e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font-size="12pt" fo:font-weight="normal" officeooo:rsid="0016cc37" officeooo:paragraph-rsid="0016cc37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text-properties officeooo:paragraph-rsid="001856d9"/>
    </style:style>
    <style:style style:name="P11" style:family="paragraph" style:parent-style-name="Standard" style:list-style-name="L1">
      <style:text-properties fo:font-size="12pt" fo:font-weight="normal" officeooo:rsid="0016cc37" officeooo:paragraph-rsid="001856d9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text-properties fo:font-size="12pt" fo:font-weight="normal" officeooo:rsid="001856d9" officeooo:paragraph-rsid="001856d9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b44e2" officeooo:paragraph-rsid="001856d9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text-properties fo:font-size="12pt" fo:font-weight="normal" officeooo:rsid="001c54fd" officeooo:paragraph-rsid="001c54fd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text-properties officeooo:rsid="001b44e2" officeooo:paragraph-rsid="001b44e2"/>
    </style:style>
    <style:style style:name="P16" style:family="paragraph" style:parent-style-name="Standard" style:list-style-name="L1">
      <style:text-properties officeooo:rsid="001856d9" officeooo:paragraph-rsid="001856d9"/>
    </style:style>
    <style:style style:name="P17" style:family="paragraph" style:parent-style-name="Standard" style:list-style-name="L2">
      <style:text-properties officeooo:rsid="001c54fd" officeooo:paragraph-rsid="001c54fd"/>
    </style:style>
    <style:style style:name="P18" style:family="paragraph" style:parent-style-name="Standard" style:list-style-name="L1">
      <style:paragraph-properties fo:margin-left="0cm" fo:margin-right="0cm" fo:text-indent="0cm" style:auto-text-indent="false"/>
      <style:text-properties fo:font-size="12pt" fo:font-weight="normal" officeooo:rsid="001b44e2" officeooo:paragraph-rsid="001856d9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cc37" style:font-weight-asian="normal" style:font-weight-complex="normal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75365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856d9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99514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b44e2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c54fd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cd168" style:font-size-asian="10.5pt" style:font-weight-asian="normal" style:font-size-complex="12pt" style:font-weight-complex="normal"/>
    </style:style>
    <style:style style:name="T10" style:family="text">
      <style:text-properties fo:font-size="12pt" fo:font-weight="bold" officeooo:rsid="001c54fd" style:font-size-asian="10.5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Uso CDU1: Registrar Frequência de Alunos</text:p>
      <text:p text:style-name="P4"/>
      <text:p text:style-name="P4">Escopo: <text:span text:style-name="T1">Sistema SORAE.</text:span></text:p>
      <text:p text:style-name="P4">Nível: <text:span text:style-name="T1">Objeto do usuário.</text:span></text:p>
      <text:p text:style-name="P4">Ator principal: <text:span text:style-name="T1">Professor.</text:span></text:p>
      <text:p text:style-name="P4">Interessados e Interesses:</text:p>
      <text:p text:style-name="P8">- Professor: quer registrar de forma simples e rápida a frequência dos alunos em suas aulas.</text:p>
      <text:p text:style-name="P8">- Aluno: quer ter suas presenças registradas de forma correta.</text:p>
      <text:p text:style-name="P4">Pré-condições: <text:span text:style-name="T2">O professor é identificado e autenticado</text:span></text:p>
      <text:p text:style-name="P5">Garantias de sucesso: <text:span text:style-name="T1">O registro de frequência para a turma e aula selecinada são salvos no banco de dados.</text:span></text:p>
      <text:p text:style-name="P9"/>
      <text:p text:style-name="P5">Cenário de sucesso principal:</text:p>
      <text:list xml:id="list1673759648145779063" text:style-name="L1">
        <text:list-item>
          <text:p text:style-name="P11">O professor se identifica no sistema.</text:p>
        </text:list-item>
        <text:list-item>
          <text:p text:style-name="P10"><text:span text:style-name="T4">O sistema lista as disciplinas vinculadas ao professor </text:span><text:span text:style-name="T6">e traz destacada, caso exista, a disciplina cuja data e horário </text:span><text:span text:style-name="T7">coincidam com a data e horário atual</text:span><text:span text:style-name="T4">.</text:span></text:p>
        </text:list-item>
        <text:list-item>
          <text:p text:style-name="P12">O professor seleciona a disciplina na qual deseja registrar o diário de frequência.</text:p>
        </text:list-item>
        <text:list-item>
          <text:p text:style-name="P15"><text:span text:style-name="T5">O </text:span><text:span text:style-name="T3">sistema sugere a última data de aula, baseado na data atual.</text:span></text:p>
        </text:list-item>
        <text:list-item>
          <text:p text:style-name="P16"><text:span text:style-name="T3">O professor </text:span><text:span text:style-name="T6">confirma a data sugerida ou seleciona uma data anterior</text:span><text:span text:style-name="T3">.</text:span></text:p>
        </text:list-item>
        <text:list-item>
          <text:p text:style-name="P10"><text:span text:style-name="T5">O sistema apresenta </text:span><text:span text:style-name="T6">o diário da </text:span><text:span text:style-name="T9">disciplina</text:span><text:span text:style-name="T6">, com </text:span><text:span text:style-name="T5">uma lista </text:span><text:span text:style-name="T6">de</text:span><text:span text:style-name="T5"> alunos matriculados</text:span><text:span text:style-name="T6"> e c</text:span><text:span text:style-name="T5">om a quantidade de faltas acumuladas </text:span><text:span text:style-name="T6">de cada aluno. </text:span><text:span text:style-name="T7">Nesta lista o professor pode marcar, apenas com um clique, a presença de cada aluno.</text:span></text:p>
        </text:list-item>
      </text:list>
      <text:p text:style-name="P13"/>
      <text:p text:style-name="P3"><text:span text:style-name="T7"><text:tab/></text:span><text:span text:style-name="T10">Extensões:</text:span></text:p>
      <text:list xml:id="list8954291395330819780" text:style-name="L2">
        <text:list-item>
          <text:p text:style-name="P14">O sistema avisa se existem aulas anteriores com registros de presença não lançados ou incompletos.</text:p>
        </text:list-item>
        <text:list-item>
          <text:p text:style-name="P17"><text:span text:style-name="T8">S</text:span><text:span text:style-name="T3">e um aluno chegar atrasado ou sair mais cedo, participando apenas da metade da aula, o professor poderá acessar uma opção extra para dar meia presença para o aluno.</text:span></text:p>
        </text:list-item>
      </text:list>
      <text:p text:style-name="P13"><text:tab/><text:tab/><text:tab/></text:p>
      <text:list xml:id="list213147674155186" text:continue-list="list1673759648145779063" text:style-name="L1">
        <text:list-item>
          <text:list>
            <text:list-item>
              <text:list>
                <text:list-header>
                  <text:p text:style-name="P18"/>
                </text:list-header>
              </text:list>
            </text:list-item>
          </text:list>
        </text:list-item>
      </text:list>
      <text:p text:style-name="P7"/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6T20:10:22.139663134</meta:creation-date>
    <dc:date>2014-04-23T21:31:47.601000000</dc:date>
    <meta:editing-duration>P0D</meta:editing-duration>
    <meta:editing-cycles>3</meta:editing-cycles>
    <meta:generator>LibreOffice/4.2.2.1$Windows_x86 LibreOffice_project/3be8cda0bddd8e430d8cda1ebfd581265cca5a0f</meta:generator>
    <meta:document-statistic meta:table-count="0" meta:image-count="0" meta:object-count="0" meta:page-count="1" meta:paragraph-count="20" meta:word-count="236" meta:character-count="1411" meta:non-whitespace-character-count="1198"/>
  </office:meta>
</office:document-meta>
</file>